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fcae" officeooo:paragraph-rsid="000afcae"/>
    </style:style>
    <style:style style:name="P2" style:family="paragraph" style:parent-style-name="Standard">
      <style:text-properties officeooo:rsid="000afcae" officeooo:paragraph-rsid="000afcae"/>
    </style:style>
    <style:style style:name="P3" style:family="paragraph" style:parent-style-name="Standard">
      <style:text-properties officeooo:rsid="000daf17" officeooo:paragraph-rsid="000daf17"/>
    </style:style>
    <style:style style:name="P4" style:family="paragraph" style:parent-style-name="Standard">
      <style:paragraph-properties fo:text-align="center" style:justify-single-word="false"/>
      <style:text-properties fo:font-weight="bold" officeooo:rsid="000f338a" officeooo:paragraph-rsid="000f338a" style:font-weight-asian="bold" style:font-weight-complex="bold"/>
    </style:style>
    <style:style style:name="P5" style:family="paragraph" style:parent-style-name="Standard">
      <style:paragraph-properties fo:text-align="start" style:justify-single-word="false"/>
      <style:text-properties fo:font-weight="bold" officeooo:rsid="000f338a" officeooo:paragraph-rsid="000f338a" style:font-weight-asian="bold" style:font-weight-complex="bold"/>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text-properties fo:color="#800000" fo:font-weight="bold" style:font-weight-asian="bold" style:font-weight-complex="bold"/>
    </style:style>
    <style:style style:name="P9" style:family="paragraph">
      <loext:graphic-properties draw:fill="none" draw:fill-color="#ffffff"/>
      <style:paragraph-properties fo:text-align="center"/>
      <style:text-properties fo:color="#800000"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fe15e" style:font-weight-asian="normal" style:font-weight-complex="normal"/>
    </style:style>
    <style:style style:name="T3" style:family="text">
      <style:text-properties fo:color="#800000"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textarea-vertical-align="middle" draw:auto-grow-height="false" fo:min-height="0.889in" fo:min-width="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0.2972in" fo:min-width="0.0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rett Worley</text:p>
      <text:p text:style-name="P3">CEG-3110-01</text:p>
      <text:p text:style-name="P4">Homework 6</text:p>
      <text:p text:style-name="P5"><text:span text:style-name="T1"/></text:p>
      <text:p text:style-name="P5"><text:span text:style-name="T1">The sections of code for the similar to detection in my password checking was split into multiple functions. The first function is used to detect a similar character, if this function finds a similar character then it will call another function used to determine if the passwords are similar. The function shown in the following is one of the functions that determine if the passwords contain a similar substring in one of the directions. The McCabe complexity of this function is 6, </text:span><text:span text:style-name="T2">from the formula M = E – N + 2, where M is the complexity, E is the number of edges in the graph, and N is the number of nodes. The code segment was translated into a graph in which the McCabe complexity was calculated from.</text:span></text:p>
      <text:p text:style-name="P1"/>
      <text:p text:style-name="P1">int chk_forward(const char* new_pass, int newlen, int new_index,</text:p>
      <text:p text:style-name="P1"><text:tab/><text:tab/>const char* old_pass, int oldlen, int old_index)</text:p>
      <text:p text:style-name="P1">{</text:p>
      <text:p text:style-name="P1"><draw:custom-shape text:anchor-type="paragraph" draw:z-index="0" draw:style-name="gr1" draw:text-style-name="P6" svg:width="0.4276in" svg:height="0.9378in" svg:x="-0.0118in" svg:y="0.0339in"><text:p/><draw:enhanced-geometry svg:viewBox="0 0 21600 21600" draw:glue-points="21600 0 0 10800 21600 21600" draw:text-areas="13800 ?f9 21600 ?f10" draw:type="left-brace" draw:modifiers="1800 11282.3618470855"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int i;</text:p>
      <text:p text:style-name="P1"><text:tab/>int same = FALSE;</text:p>
      <text:p text:style-name="P1"><draw:frame text:anchor-type="paragraph" draw:z-index="1" draw:style-name="gr2" draw:text-style-name="P8" svg:width="0.3024in" svg:height="0.3232in" svg:x="-0.3138in" svg:y="0.0154in"><draw:text-box><text:p text:style-name="P7"><text:span text:style-name="T3">A</text:span></text:p></draw:text-box></draw:frame><text:tab/>int count = 1;</text:p>
      <text:p text:style-name="P1"><text:tab/>const int substrlen = 5;</text:p>
      <text:p text:style-name="P1"><text:tab/>new_index++; old_index++;</text:p>
      <text:p text:style-name="P1"/>
      <text:p text:style-name="P1"><draw:frame text:anchor-type="paragraph" draw:z-index="2" draw:style-name="gr2" draw:text-style-name="P9" svg:width="0.3858in" svg:height="0.3232in" svg:x="0.061in" svg:y="0.0193in"><draw:text-box><text:p text:style-name="P7"><text:span text:style-name="T3">B</text:span></text:p></draw:text-box></draw:frame><text:tab/>for(i = 1; i &lt; substrlen; i++) {</text:p>
      <text:p text:style-name="P1"/>
      <text:p text:style-name="P1"><draw:frame text:anchor-type="paragraph" draw:z-index="3" draw:style-name="gr3" draw:text-style-name="P9" svg:width="0.4898in" svg:height="0.2713in" svg:x="0.4465in" svg:y="0.011in"><draw:text-box><text:p text:style-name="P7"><text:span text:style-name="T3">C</text:span></text:p></draw:text-box></draw:frame><draw:frame text:anchor-type="paragraph" draw:z-index="4" draw:style-name="gr3" draw:text-style-name="P9" svg:width="0.4898in" svg:height="0.2713in" svg:x="0.4465in" svg:y="0.011in"><draw:text-box><text:p text:style-name="P7"><text:span text:style-name="T3">C</text:span></text:p></draw:text-box></draw:frame><text:tab/><text:tab/>if((isalpha(new_pass[new_index])) &amp;&amp;</text:p>
      <text:p text:style-name="P1"><text:tab/><text:tab/>(isalpha(old_pass[old_index]))) {</text:p>
      <text:p text:style-name="P1"><draw:frame text:anchor-type="paragraph" draw:z-index="5" draw:style-name="gr3" draw:text-style-name="P9" svg:width="0.4898in" svg:height="0.2713in" svg:x="0.6654in" svg:y="0.011in"><draw:text-box><text:p text:style-name="P7"><text:span text:style-name="T3">D</text:span></text:p></draw:text-box></draw:frame><text:tab/><text:tab/><text:tab/>if(lettercmp(new_pass, new_index, old_pass,</text:p>
      <text:p text:style-name="P1"><text:tab/><text:tab/><text:tab/>old_index)) {</text:p>
      <text:p text:style-name="P1"><draw:frame text:anchor-type="paragraph" draw:z-index="6" draw:style-name="gr3" draw:text-style-name="P9" svg:width="0.4898in" svg:height="0.2713in" svg:x="0.9256in" svg:y="0.0134in"><draw:text-box><text:p text:style-name="P7"><text:span text:style-name="T3">E</text:span></text:p></draw:text-box></draw:frame><text:tab/><text:tab/><text:tab/><text:tab/>count++;</text:p>
      <text:p text:style-name="P1"><text:tab/><text:tab/><text:tab/>} else {</text:p>
      <text:p text:style-name="P1"><draw:frame text:anchor-type="paragraph" draw:z-index="7" draw:style-name="gr3" draw:text-style-name="P9" svg:width="0.4898in" svg:height="0.2713in" svg:x="0.9256in" svg:y="0.0028in"><draw:text-box><text:p text:style-name="P7"><text:span text:style-name="T3">F</text:span></text:p></draw:text-box></draw:frame><text:tab/><text:tab/><text:tab/><text:tab/>count = 1;</text:p>
      <text:p text:style-name="P1"><text:tab/><text:tab/><text:tab/>}</text:p>
      <text:p text:style-name="P1"><text:tab/><text:tab/>} else {</text:p>
      <text:p text:style-name="P1"/>
      <text:p text:style-name="P1"><draw:frame text:anchor-type="paragraph" draw:z-index="8" draw:style-name="gr2" draw:text-style-name="P8" svg:width="0.3024in" svg:height="0.3232in" svg:x="0.7173in" svg:y="0.0047in"><draw:text-box><text:p text:style-name="P7"><text:span text:style-name="T3">G</text:span></text:p></draw:text-box></draw:frame><text:tab/><text:tab/><text:tab/>if(!strncmp(&amp;new_pass[new_index],</text:p>
      <text:p text:style-name="P1"><text:tab/><text:tab/><text:tab/>&amp;old_pass[old_index], sizeof(char))) {</text:p>
      <text:p text:style-name="P1"><draw:frame text:anchor-type="paragraph" draw:z-index="9" draw:style-name="gr2" draw:text-style-name="P8" svg:width="0.3024in" svg:height="0.3232in" svg:x="1.0402in" svg:y="0.0173in"><draw:text-box><text:p text:style-name="P7"><text:span text:style-name="T3">H</text:span></text:p></draw:text-box></draw:frame><text:tab/><text:tab/><text:tab/><text:tab/>count++;</text:p>
      <text:p text:style-name="P1"><text:tab/><text:tab/><text:tab/>} else {</text:p>
      <text:p text:style-name="P1"><draw:frame text:anchor-type="paragraph" draw:z-index="10" draw:style-name="gr2" draw:text-style-name="P8" svg:width="0.3024in" svg:height="0.3232in" svg:x="1.0508in" svg:y="0.0173in"><draw:text-box><text:p text:style-name="P7"><text:span text:style-name="T3">I</text:span></text:p></draw:text-box></draw:frame><text:tab/><text:tab/><text:tab/><text:tab/>count = 1;</text:p>
      <text:p text:style-name="P1"><text:tab/><text:tab/><text:tab/>}</text:p>
      <text:p text:style-name="P1"><text:tab/><text:tab/>}</text:p>
      <text:p text:style-name="P1"><draw:frame text:anchor-type="paragraph" draw:z-index="11" draw:style-name="gr2" draw:text-style-name="P8" svg:width="0.3024in" svg:height="0.3232in" svg:x="0.4673in" svg:y="0.128in"><draw:text-box><text:p text:style-name="P7"><text:span text:style-name="T3">J</text:span></text:p></draw:text-box></draw:frame><draw:custom-shape text:anchor-type="paragraph" draw:z-index="12" draw:style-name="gr4" draw:text-style-name="P6" svg:width="0.198in" svg:height="0.313in" svg:x="0.7693in" svg:y="0.044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tab/>old_index = (old_index + 1) % oldlen;</text:p>
      <text:p text:style-name="P1"><text:tab/><text:tab/>new_index = (new_index + 1) % newlen;</text:p>
      <text:p text:style-name="P1"><text:tab/>}</text:p>
      <text:p text:style-name="P1"/>
      <text:p text:style-name="P1"><draw:frame text:anchor-type="paragraph" draw:z-index="13" draw:style-name="gr2" draw:text-style-name="P8" svg:width="0.3024in" svg:height="0.3232in" svg:x="0.1445in" svg:y="0.011in"><draw:text-box><text:p text:style-name="P7"><text:span text:style-name="T3">K</text:span></text:p></draw:text-box></draw:frame><text:tab/>if(count &gt;= 5) {</text:p>
      <text:p text:style-name="P1"><draw:frame text:anchor-type="paragraph" draw:z-index="14" draw:style-name="gr2" draw:text-style-name="P8" svg:width="0.3024in" svg:height="0.3232in" svg:x="0.3839in" svg:y="0.011in"><draw:text-box><text:p text:style-name="P7"><text:span text:style-name="T3">L</text:span></text:p></draw:text-box></draw:frame><text:tab/><text:tab/>same = TRUE;</text:p>
      <text:p text:style-name="P1"><text:tab/>}</text:p>
      <text:p text:style-name="P1"><text:tab/></text:p>
      <text:p text:style-name="P1"><draw:frame text:anchor-type="paragraph" draw:z-index="15" draw:style-name="gr2" draw:text-style-name="P8" svg:width="0.3024in" svg:height="0.3232in" svg:x="0.1339in" svg:y="0.0319in"><draw:text-box><text:p text:style-name="P7"><text:span text:style-name="T3">M</text:span></text:p></draw:text-box></draw:frame><text:soft-page-break/><text:tab/>return same;</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3:41:26.848103066</meta:creation-date>
    <dc:date>2015-11-15T16:52:23.933933255</dc:date>
    <meta:editing-duration>PT46M21S</meta:editing-duration>
    <meta:editing-cycles>5</meta:editing-cycles>
    <meta:generator>LibreOffice/4.4.3.2$Linux_X86_64 LibreOffice_project/40m0$Build-2</meta:generator>
    <meta:document-statistic meta:table-count="0" meta:image-count="0" meta:object-count="0" meta:page-count="2" meta:paragraph-count="38" meta:word-count="233" meta:character-count="1415" meta:non-whitespace-character-count="1151"/>
  </office:meta>
</office:document-meta>
</file>